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24-01-3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23-01-2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22-01-1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21-01-25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20-01-2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19-02-06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18-01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17-01-18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16-01-05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15-01-07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14-09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84</text:p>
          </table:table-cell>
          <table:table-cell office:value-type="string" calcext:value-type="string">
            <text:p>ADVM-081</text:p>
          </table:table-cell>
          <table:table-cell office:value-type="string" calcext:value-type="string">
            <text:p>2014-07-28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